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ft <text:s text:c="2"/></text:p>
      <text:p text:style-name="P1"/>
      <text:p text:style-name="P1">20 July 2025 </text:p>
      <text:p text:style-name="P1"/>
      <text:p text:style-name="P1">Had my new ebike stolen on Sunday 13 July 2025 ….from outside a “prayer-meeting”......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20T10:36:44.73</meta:creation-date>
    <meta:document-statistic meta:table-count="0" meta:image-count="0" meta:object-count="0" meta:page-count="1" meta:paragraph-count="3" meta:word-count="18" meta:character-count="112"/>
    <dc:date>2025-07-20T10:39:56.85</dc:date>
    <meta:editing-duration>PT3M15S</meta:editing-duration>
    <meta:editing-cycles>1</meta:editing-cycles>
    <meta:generator>OpenOffice/4.1.15$Win32 OpenOffice.org_project/4115m2$Build-9813</meta:generator>
  </office:meta>
</office:document-meta>
</file>